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8.1pt" style:use-optimal-column-width="true"/>
    </style:style>
    <style:style style:name="ACOL-2" style:family="table-column">
      <style:table-column-properties style:column-width="29.65pt" style:use-optimal-column-width="true"/>
    </style:style>
    <style:style style:name="ACOL-3" style:family="table-column">
      <style:table-column-properties style:column-width="28.66pt" style:use-optimal-column-width="true"/>
    </style:style>
    <style:style style:name="ACOL-4" style:family="table-column"/>
    <style:style style:name="ACOL-5" style:family="table-column">
      <style:table-column-properties style:column-width="47.91pt" style:use-optimal-column-width="true"/>
    </style:style>
    <style:style style:name="ACOL-6" style:family="table-column">
      <style:table-column-properties style:column-width="29.71pt" style:use-optimal-column-width="true"/>
    </style:style>
    <style:style style:name="ACOL-7" style:family="table-column">
      <style:table-column-properties style:column-width="28.69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 table:number-columns-repeated="125"/>
        <table:table-row table:style-name="AROW-1">
          <table:table-cell table:number-columns-repeated="128"/>
        </table:table-row>
        <table:table-row table:style-name="AROW-1">
          <table:table-cell table:style-name="ACE-0"/>
          <table:table-cell table:style-name="ACE-1" office:value-type="string">
            <text:p>name</text:p>
          </table:table-cell>
          <table:table-cell table:style-name="ACE-5" office:value-type="string">
            <text:p>value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2" office:value-type="string">
            <text:p>a</text:p>
          </table:table-cell>
          <table:table-cell table:style-name="ACE-6" office:value-type="float" office:value="1">
            <text:p>1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c</text:p>
          </table:table-cell>
          <table:table-cell table:style-name="ACE-7" office:value-type="float" office:value="3">
            <text:p>3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d</text:p>
          </table:table-cell>
          <table:table-cell table:style-name="ACE-7" office:value-type="float" office:value="4">
            <text:p>4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e</text:p>
          </table:table-cell>
          <table:table-cell table:style-name="ACE-7" office:value-type="float" office:value="5">
            <text:p>5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total</text:p>
          </table:table-cell>
          <table:table-cell table:style-name="ACE-8" table:formula="of:=SUM([.C3:.C7])" office:value-type="float" office:value="15">
            <text:p>15</text:p>
          </table:table-cell>
          <table:table-cell table:number-columns-repeated="125" table:style-name="ACE-0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4">
          <gnm:selection gnm:start-col="2" gnm:start-row="4" gnm:end-col="2" gnm:end-row="4"/>
        </gnm:selections>
      </table:table>
      <table:table table:name="Interface" table:style-name="ta-1" table:print="true">
        <office:forms form:automatic-focus="false" form:apply-design-mode="false">
          <form:form/>
        </office:forms>
        <table:table-column table:default-cell-style-name="ACE-9" table:style-name="ACOL-5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style-name="ACE-9"/>
          <table:table-cell table:number-columns-spanned="2" table:style-name="ACE-10" office:value-type="string">
            <text:p>input</text:p>
          </table:table-cell>
          <table:covered-table-cell/>
          <table:table-cell table:style-name="ACE-9"/>
          <table:table-cell table:number-columns-spanned="2" table:style-name="ACE-17" office:value-type="string">
            <text:p>output</text:p>
          </table:table-cell>
          <table:covered-table-cell/>
          <table:table-cell table:number-columns-repeated="122" table:style-name="ACE-9"/>
        </table:table-row>
        <table:table-row table:style-name="AROW-0">
          <table:table-cell table:style-name="ACE-9"/>
          <table:table-cell table:style-name="ACE-11" office:value-type="string">
            <text:p>name</text:p>
          </table:table-cell>
          <table:table-cell table:style-name="ACE-14" office:value-type="string">
            <text:p>value</text:p>
          </table:table-cell>
          <table:table-cell table:style-name="ACE-9"/>
          <table:table-cell table:style-name="ACE-18" office:value-type="string">
            <text:p>name</text:p>
          </table:table-cell>
          <table:table-cell table:style-name="ACE-19" office:value-type="string">
            <text:p>value</text:p>
          </table:table-cell>
          <table:table-cell table:number-columns-repeated="122" table:style-name="ACE-9"/>
        </table:table-row>
        <table:table-row table:style-name="AROW-0">
          <table:table-cell table:style-name="ACE-9"/>
          <table:table-cell table:style-name="ACE-12" office:value-type="string">
            <text:p>a</text:p>
          </table:table-cell>
          <table:table-cell table:style-name="ACE-15" table:formula="of:=[$'Sheet1'.C3]" office:value-type="float" office:value="1">
            <text:p>1</text:p>
          </table:table-cell>
          <table:table-cell table:style-name="ACE-9"/>
          <table:table-cell table:style-name="ACE-13" office:value-type="string">
            <text:p>total</text:p>
          </table:table-cell>
          <table:table-cell table:style-name="ACE-16" table:formula="of:=[$'Sheet1'.C8]" office:value-type="float" office:value="15">
            <text:p>15</text:p>
          </table:table-cell>
          <table:table-cell table:number-columns-repeated="122" table:style-name="ACE-9"/>
        </table:table-row>
        <table:table-row table:style-name="AROW-0">
          <table:table-cell table:style-name="ACE-9"/>
          <table:table-cell table:style-name="ACE-13" office:value-type="string">
            <text:p>b</text:p>
          </table:table-cell>
          <table:table-cell table:style-name="ACE-16" table:formula="of:=[$'Sheet1'.C4]" office:value-type="float" office:value="2">
            <text:p>2</text:p>
          </table:table-cell>
          <table:table-cell table:number-columns-repeated="125" table:style-name="ACE-9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Interface'.$A$1"/>
          <table:named-expression table:name="Sheet_Title" table:expression="of:=&quot;Interface&quot;" table:base-cell-address="$'Interface'.$A$1"/>
        </table:named-expressions>
        <gnm:selections gnm:cursor-col="2" gnm:cursor-row="5">
          <gnm:selection gnm:start-col="2" gnm:start-row="5" gnm:end-col="2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nterfac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4-01T23:20:01Z</dc:date>
    <meta:creation-date>2018-04-01T16:16:40Z</meta:creation-date>
    <meta:editing-cycles>2</meta:editing-cycles>
    <meta:editing-duration>PT3M37S</meta:editing-duration>
    <meta:generator>gnumeric/1.12.32</meta:generator>
  </office:meta>
</office:document-meta>
</file>